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23cc7" officeooo:paragraph-rsid="00123cc7"/>
    </style:style>
    <style:style style:name="P2" style:family="paragraph" style:parent-style-name="Heading_20_1">
      <style:text-properties officeooo:rsid="0013ac41" officeooo:paragraph-rsid="0013ac41"/>
    </style:style>
    <style:style style:name="P3" style:family="paragraph" style:parent-style-name="Heading_20_1">
      <style:text-properties officeooo:rsid="001ad2c3" officeooo:paragraph-rsid="001ad2c3"/>
    </style:style>
    <style:style style:name="P4" style:family="paragraph" style:parent-style-name="Heading_20_1">
      <style:text-properties officeooo:rsid="002180e9" officeooo:paragraph-rsid="002180e9"/>
    </style:style>
    <style:style style:name="P5" style:family="paragraph" style:parent-style-name="Heading_20_1">
      <style:text-properties officeooo:rsid="00261d9f" officeooo:paragraph-rsid="00261d9f"/>
    </style:style>
    <style:style style:name="P6" style:family="paragraph" style:parent-style-name="Heading_20_1">
      <style:text-properties officeooo:rsid="0028d35d" officeooo:paragraph-rsid="0028d35d"/>
    </style:style>
    <style:style style:name="P7" style:family="paragraph" style:parent-style-name="Preformatted_20_Text">
      <style:paragraph-properties fo:margin-top="0cm" fo:margin-bottom="0.499cm" loext:contextual-spacing="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text-properties officeooo:rsid="0018be5a" officeooo:paragraph-rsid="0018be5a"/>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list-style-name="L11">
      <style:paragraph-properties fo:margin-top="0cm" fo:margin-bottom="0cm" loext:contextual-spacing="false"/>
    </style:style>
    <style:style style:name="P26" style:family="paragraph" style:parent-style-name="Text_20_body" style:list-style-name="L12">
      <style:paragraph-properties fo:margin-top="0cm" fo:margin-bottom="0cm" loext:contextual-spacing="false"/>
    </style:style>
    <style:style style:name="P27" style:family="paragraph" style:parent-style-name="Text_20_body" style:list-style-name="L13">
      <style:paragraph-properties fo:margin-top="0cm" fo:margin-bottom="0cm" loext:contextual-spacing="false"/>
    </style:style>
    <style:style style:name="P28" style:family="paragraph" style:parent-style-name="Standard" style:list-style-name="L7">
      <style:paragraph-properties fo:margin-top="0cm" fo:margin-bottom="0cm" loext:contextual-spacing="false"/>
      <style:text-properties officeooo:rsid="0022a823" officeooo:paragraph-rsid="0022a823"/>
    </style:style>
    <style:style style:name="P29" style:family="paragraph" style:parent-style-name="Standard">
      <style:text-properties officeooo:rsid="0010e37e" officeooo:paragraph-rsid="0010e37e"/>
    </style:style>
    <style:style style:name="P30" style:family="paragraph" style:parent-style-name="Standard">
      <style:text-properties officeooo:rsid="00123cc7" officeooo:paragraph-rsid="00123cc7"/>
    </style:style>
    <style:style style:name="P31" style:family="paragraph" style:parent-style-name="Standard">
      <style:text-properties officeooo:rsid="00138e23" officeooo:paragraph-rsid="00138e23"/>
    </style:style>
    <style:style style:name="P32" style:family="paragraph" style:parent-style-name="Standard">
      <style:text-properties officeooo:rsid="0013ac41" officeooo:paragraph-rsid="0013ac41"/>
    </style:style>
    <style:style style:name="P33" style:family="paragraph" style:parent-style-name="Standard">
      <style:text-properties officeooo:rsid="00165096" officeooo:paragraph-rsid="00165096"/>
    </style:style>
    <style:style style:name="P34" style:family="paragraph" style:parent-style-name="Standard">
      <style:text-properties officeooo:rsid="00174400" officeooo:paragraph-rsid="00174400"/>
    </style:style>
    <style:style style:name="P35" style:family="paragraph" style:parent-style-name="Standard">
      <style:text-properties officeooo:rsid="0018be5a" officeooo:paragraph-rsid="0018be5a"/>
    </style:style>
    <style:style style:name="P36" style:family="paragraph" style:parent-style-name="Standard">
      <style:text-properties officeooo:rsid="001ad2c3" officeooo:paragraph-rsid="001ad2c3"/>
    </style:style>
    <style:style style:name="P37" style:family="paragraph" style:parent-style-name="Standard">
      <style:text-properties officeooo:rsid="001e875a" officeooo:paragraph-rsid="001e875a"/>
    </style:style>
    <style:style style:name="P38" style:family="paragraph" style:parent-style-name="Standard">
      <style:text-properties officeooo:rsid="002055d4" officeooo:paragraph-rsid="002055d4"/>
    </style:style>
    <style:style style:name="P39" style:family="paragraph" style:parent-style-name="Standard">
      <style:text-properties officeooo:rsid="002180e9" officeooo:paragraph-rsid="002180e9"/>
    </style:style>
    <style:style style:name="P40" style:family="paragraph" style:parent-style-name="Standard">
      <style:text-properties officeooo:rsid="0021e208" officeooo:paragraph-rsid="0021e208"/>
    </style:style>
    <style:style style:name="P41" style:family="paragraph" style:parent-style-name="Standard">
      <style:text-properties officeooo:rsid="0022a823" officeooo:paragraph-rsid="0022a823"/>
    </style:style>
    <style:style style:name="P42" style:family="paragraph" style:parent-style-name="Standard">
      <style:text-properties officeooo:rsid="00249222" officeooo:paragraph-rsid="00249222"/>
    </style:style>
    <style:style style:name="P43" style:family="paragraph" style:parent-style-name="Standard">
      <style:text-properties officeooo:rsid="0025351d" officeooo:paragraph-rsid="0025351d"/>
    </style:style>
    <style:style style:name="P44" style:family="paragraph" style:parent-style-name="Standard">
      <style:text-properties officeooo:rsid="00261d9f" officeooo:paragraph-rsid="00261d9f"/>
    </style:style>
    <style:style style:name="P45" style:family="paragraph" style:parent-style-name="Standard">
      <style:text-properties officeooo:rsid="002787ad" officeooo:paragraph-rsid="002787ad"/>
    </style:style>
    <style:style style:name="P46" style:family="paragraph" style:parent-style-name="Standard">
      <style:text-properties officeooo:rsid="0028d35d" officeooo:paragraph-rsid="0028d35d"/>
    </style:style>
    <style:style style:name="P47" style:family="paragraph" style:parent-style-name="Standard">
      <style:text-properties officeooo:rsid="002915f0" officeooo:paragraph-rsid="002915f0"/>
    </style:style>
    <style:style style:name="P48" style:family="paragraph" style:parent-style-name="Standard">
      <style:text-properties officeooo:rsid="002a8161" officeooo:paragraph-rsid="002a8161"/>
    </style:style>
    <style:style style:name="P49" style:family="paragraph" style:parent-style-name="Standard">
      <style:text-properties officeooo:rsid="002b2a5a" officeooo:paragraph-rsid="002b2a5a"/>
    </style:style>
    <style:style style:name="T1" style:family="text">
      <style:text-properties officeooo:rsid="000eb5af"/>
    </style:style>
    <style:style style:name="T2" style:family="text">
      <style:text-properties style:text-position="super 5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22.648cm" draw:z-index="0">
        <draw:text-box fo:min-height="0.787cm">
          <text:p text:style-name="Text_20_body"/>
        </draw:text-box>
      </draw:frame>
      <draw:frame draw:style-name="fr2" draw:name="Frame2" text:anchor-type="page" text:anchor-page-number="1" svg:x="0cm" svg:y="0cm" svg:width="0.041cm" style:rel-width="100%" svg:height="0.041cm" draw:z-index="1">
        <draw:text-box fo:min-height="100%">
          <text:p text:style-name="Text_20_body"/>
        </draw:text-box>
      </draw:frame>
      <draw:frame draw:style-name="fr1" draw:name="Frame3" text:anchor-type="page" text:anchor-page-number="1" svg:x="0cm" svg:y="0cm" svg:width="27.457cm" draw:z-index="2">
        <draw:text-box fo:min-height="0.787cm">
          <text:p text:style-name="Text_20_body"/>
        </draw:text-box>
      </draw:frame>
      <draw:frame draw:style-name="fr2" draw:name="Frame4" text:anchor-type="page" text:anchor-page-number="1" svg:x="0cm" svg:y="0cm" svg:width="0.041cm" style:rel-width="100%" svg:height="0.041cm" draw:z-index="3">
        <draw:text-box fo:min-height="100%">
          <text:p text:style-name="Text_20_body"/>
        </draw:text-box>
      </draw:frame>
      <text:p text:style-name="Standard"><text:tab/><text:tab/><text:tab/>Learning from the experts</text:p>
      <text:h text:style-name="Heading_20_1" text:outline-level="1">How many tokens?</text:h>
      <text:p text:style-name="Text_20_body">Recall from previous chapters that how you tokenize text affects the n-gram statistics used in your model.</text:p>
      <text:p text:style-name="Text_20_body">Going forward, you'll use alpha-numeric sequences, and <text:span text:style-name="Emphasis">only</text:span> alpha-numeric sequences, as tokens. Alpha-numeric tokens contain only letters a-z and numbers 0-9 (no other characters). In other words, you'll tokenize on punctuation to generate n-gram statistics.</text:p>
      <text:p text:style-name="Text_20_body">In this exercise, you'll make sure you remember how to tokenize on punctuation.</text:p>
      <text:p text:style-name="Text_20_body">Assuming we tokenize on punctuation, accepting only alpha-numeric sequences as tokens, how many tokens are in the following string from the main dataset?</text:p>
      <text:p text:style-name="P7"><text:span text:style-name="Source_20_Text">'PLANNING,RES,DEV,&amp; EVAL <text:s text:c="5"/>'</text:span></text:p>
      <text:p text:style-name="Text_20_body">If you want, we've loaded this string into the workspace as <text:span text:style-name="Source_20_Text">SAMPLE_STRING</text:span>, but you may not need it to answer the question.</text:p>
      <text:h text:style-name="Heading_20_5" text:outline-level="5">Instructions</text:h>
      <text:p text:style-name="Text_20_body">50xp</text:p>
      <text:h text:style-name="Heading_20_5" text:outline-level="5">Instructions</text:h>
      <text:p text:style-name="Text_20_body">50xp</text:p>
      <text:h text:style-name="Heading_20_5" text:outline-level="5">Possible Answers</text:h>
      <text:list xml:id="list8647559479370047022" text:style-name="L1">
        <text:list-item>
          <text:p text:style-name="P19">4, because <text:span text:style-name="Source_20_Text">RES</text:span> and <text:span text:style-name="Source_20_Text">DEV</text:span> are not tokens</text:p>
          <text:p text:style-name="P19">press </text:p>
        </text:list-item>
        <text:list-item>
          <text:p text:style-name="P19">4, because <text:span text:style-name="Source_20_Text">,</text:span> and <text:span text:style-name="Source_20_Text">&amp;</text:span> are not tokens</text:p>
          <text:p text:style-name="P19">press </text:p>
        </text:list-item>
        <text:list-item>
          <text:p text:style-name="P19">7, because there are 4 different words, some commas, an <text:span text:style-name="Source_20_Text">&amp;</text:span> symbol, and whitespace</text:p>
          <text:p text:style-name="P19">press </text:p>
        </text:list-item>
        <text:list-item>
          <text:p text:style-name="P8">7, because there are 7 whitespaces</text:p>
        </text:list-item>
      </text:list>
      <text:p text:style-name="P29">answer&gt;2</text:p>
      <text:p text:style-name="P29"/>
      <text:p text:style-name="P29"/>
      <text:p text:style-name="P30">&gt;&gt;&gt;&gt;&gt;&gt;&gt;&gt;&gt;&gt;&gt;&gt;&gt;&gt;</text:p>
      <text:h text:style-name="P1" text:outline-level="1">Deciding what's a word</text:h>
      <text:p text:style-name="Text_20_body">Before you build up to the winning pipeline, it will be useful to look a little deeper into how the text features will be processed.</text:p>
      <text:p text:style-name="Text_20_body">In this exercise, you will use <text:span text:style-name="Source_20_Text">CountVectorizer</text:span> on the training data <text:span text:style-name="Source_20_Text">X_train</text:span> (preloaded into the workspace) to see the effect of tokenization on punctuation.</text:p>
      <text:p text:style-name="Text_20_body"><text:soft-page-break/>Remember, since <text:span text:style-name="Source_20_Text">CountVectorizer</text:span> expects a vector, you'll need to use the preloaded function, <text:span text:style-name="Source_20_Text">combine_text_columns</text:span> before fitting to the training data.</text:p>
      <text:h text:style-name="Heading_20_5" text:outline-level="5">Instructions</text:h>
      <text:p text:style-name="Text_20_body">100xp</text:p>
      <text:list xml:id="list713062464527488135" text:style-name="L2">
        <text:list-item>
          <text:p text:style-name="P20">Create <text:span text:style-name="Source_20_Text">text_vector</text:span> by preprocessing <text:span text:style-name="Source_20_Text">X_train</text:span> using <text:span text:style-name="Source_20_Text">combine_text_columns</text:span>. This is important, or else you won't get any tokens! </text:p>
        </text:list-item>
        <text:list-item>
          <text:p text:style-name="P20">Instantiate <text:span text:style-name="Source_20_Text">CountVectorizer</text:span> as <text:span text:style-name="Source_20_Text">text_features</text:span>. Specify the keyword argument <text:span text:style-name="Source_20_Text">token_pattern=TOKENS_ALPHANUMERIC</text:span>. </text:p>
        </text:list-item>
        <text:list-item>
          <text:p text:style-name="P20">Fit <text:span text:style-name="Source_20_Text">text_features</text:span> to the <text:span text:style-name="Source_20_Text">text_vector</text:span>. </text:p>
        </text:list-item>
        <text:list-item>
          <text:p text:style-name="P9">Hit 'Submit Answer' to print the first 10 tokens. </text:p>
        </text:list-item>
      </text:list>
      <text:p text:style-name="P31">SOLUTION:</text:p>
      <text:p text:style-name="P31"># Import the CountVectorizer</text:p>
      <text:p text:style-name="P31">from sklearn.feature_extraction.text import CountVectorizer</text:p>
      <text:p text:style-name="P31"/>
      <text:p text:style-name="P31"># Create the text vector</text:p>
      <text:p text:style-name="P31">text_vector = combine_text_columns(X_train)</text:p>
      <text:p text:style-name="P31"/>
      <text:p text:style-name="P31"># Create the token pattern: TOKENS_ALPHANUMERIC</text:p>
      <text:p text:style-name="P31">TOKENS_ALPHANUMERIC = '[A-Za-z0-9]+(?=\\s+)'</text:p>
      <text:p text:style-name="P31"/>
      <text:p text:style-name="P31"># Instantiate the CountVectorizer: text_features</text:p>
      <text:p text:style-name="P31">text_features = CountVectorizer(token_pattern=TOKENS_ALPHANUMERIC)</text:p>
      <text:p text:style-name="P31"/>
      <text:p text:style-name="P31"># Fit text_features to the text vector</text:p>
      <text:p text:style-name="P31">text_features.fit(text_vector)</text:p>
      <text:p text:style-name="P31"/>
      <text:p text:style-name="P31"># Print the first 10 tokens</text:p>
      <text:p text:style-name="P31">print(text_features.get_feature_names()[:10])</text:p>
      <text:p text:style-name="P31"/>
      <text:p text:style-name="P32">&gt;&gt;&gt;&gt;&gt;&gt;&gt;&gt;&gt;&gt;&gt;&gt;&gt;&gt;&gt;&gt;&gt;&gt;&gt;&gt;&gt;</text:p>
      <text:h text:style-name="P2" text:outline-level="1">N-gram range in scikit-learn</text:h>
      <text:p text:style-name="Text_20_body">In this exercise you'll insert a <text:span text:style-name="Source_20_Text">CountVectorizer</text:span> instance into your pipeline for the main dataset, and compute multiple n-gram features to be used in the model.</text:p>
      <text:p text:style-name="Text_20_body">In order to look for ngram relationships at multiple scales, you will use the <text:span text:style-name="Source_20_Text">ngram_range</text:span> parameter as Peter discussed in the video. </text:p>
      <text:p text:style-name="Text_20_body"><text:span text:style-name="Strong_20_Emphasis">Special functions:</text:span> You'll notice a couple of new steps provided in the pipeline in this and many of the remaining exercises. Specifically, the <text:span text:style-name="Source_20_Text">dim_red</text:span> step following the <text:span text:style-name="Source_20_Text">vectorizer</text:span> step , and the <text:span text:style-name="Source_20_Text">scale</text:span> step preceeding the <text:span text:style-name="Source_20_Text">clf</text:span> (classification) step.</text:p>
      <text:p text:style-name="Text_20_body">These have been added in order to account for the fact that you're using a reduced-size sample of the full dataset in this course. To make sure the models perform as the expert competition winner intended, we have to apply a <text:a xlink:type="simple" xlink:href="https://en.wikipedia.org/wiki/Dimensionality_reduction" office:target-frame-name="_blank" xlink:show="new" text:style-name="Internet_20_link" text:visited-style-name="Visited_20_Internet_20_Link">dimensionality reduction</text:a> technique, which is what the <text:span text:style-name="Source_20_Text">dim_red</text:span> step does, and we have to <text:a xlink:type="simple" xlink:href="https://en.wikipedia.org/wiki/Feature_scaling" office:target-frame-name="_blank" xlink:show="new" text:style-name="Internet_20_link" text:visited-style-name="Visited_20_Internet_20_Link">scale the features</text:a> to lie between -1 and 1, which is what the <text:span text:style-name="Source_20_Text">scale</text:span> step does.</text:p>
      <text:p text:style-name="Text_20_body"><text:soft-page-break/>The <text:span text:style-name="Source_20_Text">dim_red</text:span> step uses a scikit-learn function called <text:span text:style-name="Source_20_Text">SelectKBest()</text:span>, applying something called the <text:a xlink:type="simple" xlink:href="https://en.wikipedia.org/wiki/Chi-squared_test" office:target-frame-name="_blank" xlink:show="new" text:style-name="Internet_20_link" text:visited-style-name="Visited_20_Internet_20_Link">chi-squared test</text:a> to select the K "best" features. The <text:span text:style-name="Source_20_Text">scale</text:span> step uses a scikit-learn function called <text:span text:style-name="Source_20_Text">MaxAbsScaler()</text:span> in order to squash the relevant features into the interval -1 to 1.</text:p>
      <text:p text:style-name="Text_20_body">You won't need to do anything extra with these functions here, just complete the vectorizing pipeline steps below. However, notice how easy it was to add more processing steps to our pipeline!</text:p>
      <text:h text:style-name="Heading_20_5" text:outline-level="5">Instructions</text:h>
      <text:p text:style-name="Text_20_body">100xp</text:p>
      <text:list xml:id="list8040343023736151277" text:style-name="L3">
        <text:list-item>
          <text:p text:style-name="P21">Import <text:span text:style-name="Source_20_Text">CountVectorizer</text:span> from <text:span text:style-name="Source_20_Text">sklearn.feature_extraction.text</text:span>. </text:p>
        </text:list-item>
        <text:list-item>
          <text:p text:style-name="P21">Add a <text:span text:style-name="Source_20_Text">CountVectorizer</text:span> step to the pipeline with the name <text:span text:style-name="Source_20_Text">'vectorizer'</text:span>.</text:p>
          <text:list>
            <text:list-item>
              <text:p text:style-name="P21">Set the token pattern to be <text:span text:style-name="Source_20_Text">TOKENS_ALPHANUMERIC</text:span>. </text:p>
            </text:list-item>
            <text:list-item>
              <text:p text:style-name="P10">Set the <text:span text:style-name="Source_20_Text">ngram_range</text:span> to be <text:span text:style-name="Source_20_Text">(1, 2)</text:span>.</text:p>
            </text:list-item>
          </text:list>
        </text:list-item>
      </text:list>
      <text:p text:style-name="P33">SOLUTION:</text:p>
      <text:p text:style-name="P34"># Import pipeline</text:p>
      <text:p text:style-name="P34">from sklearn.pipeline import Pipeline</text:p>
      <text:p text:style-name="P34"/>
      <text:p text:style-name="P34"># Import classifiers</text:p>
      <text:p text:style-name="P34">from sklearn.linear_model import LogisticRegression</text:p>
      <text:p text:style-name="P34">from sklearn.multiclass import OneVsRestClassifier</text:p>
      <text:p text:style-name="P34"/>
      <text:p text:style-name="P34"># Import CountVectorizer</text:p>
      <text:p text:style-name="P34">from sklearn.feature_extraction.text import CountVectorizer</text:p>
      <text:p text:style-name="P34"/>
      <text:p text:style-name="P34"># Import other preprocessing modules</text:p>
      <text:p text:style-name="P34">from sklearn.preprocessing import Imputer</text:p>
      <text:p text:style-name="P34">from sklearn.feature_selection import chi2, SelectKBest</text:p>
      <text:p text:style-name="P34"/>
      <text:p text:style-name="P34"># Select 300 best features</text:p>
      <text:p text:style-name="P34">chi_k = 300</text:p>
      <text:p text:style-name="P34"/>
      <text:p text:style-name="P34"># Import functional utilities</text:p>
      <text:p text:style-name="P34">from sklearn.preprocessing import FunctionTransformer, MaxAbsScaler</text:p>
      <text:p text:style-name="P34">from sklearn.pipeline import FeatureUnion</text:p>
      <text:p text:style-name="P34"/>
      <text:p text:style-name="P34"># Perform preprocessing</text:p>
      <text:p text:style-name="P34">get_text_data = FunctionTransformer(combine_text_columns, validate=False)</text:p>
      <text:p text:style-name="P34">get_numeric_data = FunctionTransformer(lambda x: x[NUMERIC_COLUMNS], validate=False)</text:p>
      <text:p text:style-name="P34"/>
      <text:p text:style-name="P34"># Create the token pattern: TOKENS_ALPHANUMERIC</text:p>
      <text:p text:style-name="P34">TOKENS_ALPHANUMERIC = '[A-Za-z0-9]+(?=\\s+)'</text:p>
      <text:p text:style-name="P34"/>
      <text:p text:style-name="P34"># Instantiate pipeline: pl</text:p>
      <text:p text:style-name="P34">pl = Pipeline([</text:p>
      <text:p text:style-name="P34"><text:s text:c="8"/>('union', FeatureUnion(</text:p>
      <text:p text:style-name="P34"><text:s text:c="12"/>transformer_list = [</text:p>
      <text:p text:style-name="P34"><text:s text:c="16"/>('numeric_features', Pipeline([</text:p>
      <text:p text:style-name="P34"><text:s text:c="20"/>('selector', get_numeric_data),</text:p>
      <text:p text:style-name="P34"><text:s text:c="20"/>('imputer', Imputer())</text:p>
      <text:p text:style-name="P34"><text:soft-page-break/><text:s text:c="16"/>])),</text:p>
      <text:p text:style-name="P34"><text:s text:c="16"/>('text_features', Pipeline([</text:p>
      <text:p text:style-name="P34"><text:s text:c="20"/>('selector', get_text_data),</text:p>
      <text:p text:style-name="P34"><text:s text:c="20"/>('vectorizer', CountVectorizer(token_pattern=TOKENS_ALPHANUMERIC,</text:p>
      <text:p text:style-name="P34"><text:s text:c="50"/>ngram_range=(1, 2))),</text:p>
      <text:p text:style-name="P34"><text:s text:c="20"/>('dim_red', SelectKBest(chi2, chi_k))</text:p>
      <text:p text:style-name="P34"><text:s text:c="16"/>]))</text:p>
      <text:p text:style-name="P34"><text:s text:c="13"/>]</text:p>
      <text:p text:style-name="P34"><text:s text:c="8"/>)),</text:p>
      <text:p text:style-name="P34"><text:s text:c="8"/>('scale', MaxAbsScaler()),</text:p>
      <text:p text:style-name="P34"><text:s text:c="8"/>('clf', OneVsRestClassifier(LogisticRegression()))</text:p>
      <text:p text:style-name="P34"><text:s text:c="4"/>])</text:p>
      <text:p text:style-name="P34"/>
      <text:p text:style-name="P34"/>
      <text:p text:style-name="P35">&gt;&gt;&gt;&gt;&gt;&gt;&gt;&gt;&gt;&gt;&gt;&gt;&gt;&gt;&gt;&gt;&gt;&gt;</text:p>
      <text:p text:style-name="P13">Recall from the video that interaction terms involve products of features.</text:p>
      <text:p text:style-name="Text_20_body">Suppose we have two features <text:span text:style-name="Source_20_Text">x</text:span> and <text:span text:style-name="Source_20_Text">y</text:span>, and we use models that process the features as follows:</text:p>
      <text:list xml:id="list4670600446229183386" text:style-name="L4">
        <text:list-item>
          <text:p text:style-name="P22">βx + βy + ββ </text:p>
        </text:list-item>
        <text:list-item>
          <text:p text:style-name="P22">βxy + βx + βy </text:p>
        </text:list-item>
        <text:list-item>
          <text:p text:style-name="P11">βx + βy + βx^2 + βy^2 </text:p>
        </text:list-item>
      </text:list>
      <text:p text:style-name="Text_20_body">where β is a coefficient in your model (not a feature).</text:p>
      <text:p text:style-name="Text_20_body">Which expression(s) include interaction terms?</text:p>
      <text:h text:style-name="Heading_20_5" text:outline-level="5">Answer the question</text:h>
      <text:p text:style-name="Text_20_body">50xp</text:p>
      <text:h text:style-name="Heading_20_5" text:outline-level="5">Possible Answers</text:h>
      <text:list xml:id="list3007670530072167880" text:style-name="L5">
        <text:list-item>
          <text:p text:style-name="P23">The first expression</text:p>
          <text:p text:style-name="P23">press </text:p>
        </text:list-item>
        <text:list-item>
          <text:p text:style-name="P23">The second expression</text:p>
          <text:p text:style-name="P23">press </text:p>
        </text:list-item>
        <text:list-item>
          <text:p text:style-name="P23">The third expression</text:p>
          <text:p text:style-name="P23">press </text:p>
        </text:list-item>
        <text:list-item>
          <text:p text:style-name="P12">The first and third expressions</text:p>
        </text:list-item>
      </text:list>
      <text:p text:style-name="P36">&gt; SOLUTION&gt; 2</text:p>
      <text:p text:style-name="P36">Yes! An xy term is present, which represents interactions between features. Nice work, lets implement this!</text:p>
      <text:p text:style-name="P36"/>
      <text:p text:style-name="P36"/>
      <text:p text:style-name="P36">&gt;&gt;&gt;&gt;&gt;&gt;&gt;&gt;&gt;&gt;&gt;&gt;&gt;&gt;&gt;&gt;&gt;&gt;&gt;&gt;&gt;&gt;&gt;&gt;</text:p>
      <text:h text:style-name="P3" text:outline-level="1">Implement interaction modeling in scikit-learn</text:h>
      <text:p text:style-name="Text_20_body">It's time to add interaction features to your model. The <text:span text:style-name="Source_20_Text">PolynomialFeatures</text:span> object in scikit-learn does just that, but here you're going to a custom interaction object, <text:span text:style-name="Source_20_Text">SparseInteractions</text:span>. <text:soft-page-break/>Interaction terms are a statistical tool that lets your model express what happens if two features appear together in the same row.</text:p>
      <text:p text:style-name="Text_20_body"><text:span text:style-name="Source_20_Text">SparseInteractions</text:span> does the same thing as <text:span text:style-name="Source_20_Text">PolynomialFeatures</text:span>, but it uses sparse matrices to do so. You can get the code for <text:span text:style-name="Source_20_Text">SparseInteractions</text:span> at <text:a xlink:type="simple" xlink:href="https://github.com/drivendataorg/box-plots-sklearn/blob/master/src/features/SparseInteractions.py" office:target-frame-name="_blank" xlink:show="new" text:style-name="Internet_20_link" text:visited-style-name="Visited_20_Internet_20_Link">this GitHub Gist</text:a>.</text:p>
      <text:p text:style-name="Text_20_body"><text:span text:style-name="Source_20_Text">PolynomialFeatures</text:span> and <text:span text:style-name="Source_20_Text">SparseInteractions</text:span> both take the argument <text:span text:style-name="Source_20_Text">degree</text:span>, which tells them what polynomia degree of interactions to compute.</text:p>
      <text:p text:style-name="Text_20_body">You're going to consider interaction terms of <text:span text:style-name="Source_20_Text">degree=2</text:span> in your pipeline. You will insert these steps <text:span text:style-name="Emphasis">after</text:span> the preprocessing steps you've built out so far, but <text:span text:style-name="Emphasis">before</text:span> the classifier steps.</text:p>
      <text:p text:style-name="Text_20_body">Pipelines with interaction terms take a while to train (since you're making n features into n-squared features!), so as long as you set it up right, we'll do the heavy lifting and tell you what your score is!</text:p>
      <text:h text:style-name="Heading_20_5" text:outline-level="5">Instructions</text:h>
      <text:p text:style-name="Text_20_body">100xp</text:p>
      <text:list xml:id="list4642411407451116442" text:style-name="L6">
        <text:list-item>
          <text:p text:style-name="P14">Add the interaction terms step using <text:span text:style-name="Source_20_Text">SparseInteractions()</text:span> with <text:span text:style-name="Source_20_Text">degree=2</text:span>. Give it a name of <text:span text:style-name="Source_20_Text">'int'</text:span>, and make sure it is after the preprocessing step but before scaling. </text:p>
        </text:list-item>
      </text:list>
      <text:p text:style-name="P37">&gt;SOLUTIONS&gt;</text:p>
      <text:p text:style-name="P38"># Instantiate pipeline: pl</text:p>
      <text:p text:style-name="P38">pl = Pipeline([</text:p>
      <text:p text:style-name="P38"><text:s text:c="8"/>('union', FeatureUnion(</text:p>
      <text:p text:style-name="P38"><text:s text:c="12"/>transformer_list = [</text:p>
      <text:p text:style-name="P38"><text:s text:c="16"/>('numeric_features', Pipeline([</text:p>
      <text:p text:style-name="P38"><text:s text:c="20"/>('selector', get_numeric_data),</text:p>
      <text:p text:style-name="P38"><text:s text:c="20"/>('imputer', Imputer())</text:p>
      <text:p text:style-name="P38"><text:s text:c="16"/>])),</text:p>
      <text:p text:style-name="P38"><text:s text:c="16"/>('text_features', Pipeline([</text:p>
      <text:p text:style-name="P38"><text:s text:c="20"/>('selector', get_text_data),</text:p>
      <text:p text:style-name="P38"><text:s text:c="20"/>('vectorizer', CountVectorizer(token_pattern=TOKENS_ALPHANUMERIC, </text:p>
      <text:p text:style-name="P38"><text:s text:c="51"/>ngram_range=(1, 2))),</text:p>
      <text:p text:style-name="P38"><text:s text:c="20"/>('dim_red', SelectKBest(chi2, chi_k))</text:p>
      <text:p text:style-name="P38"><text:s text:c="16"/>]))</text:p>
      <text:p text:style-name="P38"><text:s text:c="13"/>]</text:p>
      <text:p text:style-name="P38"><text:s text:c="8"/>)),</text:p>
      <text:p text:style-name="P38"><text:s text:c="8"/>('int', SparseInteractions(degree=2)),</text:p>
      <text:p text:style-name="P38"><text:s text:c="8"/>('scale', MaxAbsScaler()),</text:p>
      <text:p text:style-name="P38"><text:s text:c="8"/>('clf', OneVsRestClassifier(LogisticRegression()))</text:p>
      <text:p text:style-name="P38"><text:s text:c="4"/>])</text:p>
      <text:p text:style-name="P38"/>
      <text:p text:style-name="P38"/>
      <text:p text:style-name="P39">&gt;&gt;&gt;&gt;&gt;&gt;&gt;&gt;&gt;&gt;&gt;&gt;&gt;&gt;&gt;</text:p>
      <text:h text:style-name="P4" text:outline-level="1">Why is hashing a useful trick?</text:h>
      <text:p text:style-name="Text_20_body">In the video, Peter explained that a <text:a xlink:type="simple" xlink:href="https://en.wikipedia.org/wiki/Feature_hashing#Feature_vectorization_using_the_hashing_trick" office:target-frame-name="_blank" xlink:show="new" text:style-name="Internet_20_link" text:visited-style-name="Visited_20_Internet_20_Link">hash</text:a> function takes an input, in your case a token, and outputs a hash value. For example, the input may be a string and the hash value may be an integer.</text:p>
      <text:p text:style-name="Text_20_body"><text:soft-page-break/>We've loaded a familiar python datatype, a dictionary called <text:span text:style-name="Source_20_Text">hash_dict</text:span>, that makes this mapping concept a bit more explicit. In fact, <text:a xlink:type="simple" xlink:href="http://stackoverflow.com/questions/114830/is-a-python-dictionary-an-example-of-a-hash-table" office:target-frame-name="_blank" xlink:show="new" text:style-name="Internet_20_link" text:visited-style-name="Visited_20_Internet_20_Link">python dictionaries ARE hash tables</text:a>!</text:p>
      <text:p text:style-name="Text_20_body">Print <text:span text:style-name="Source_20_Text">hash_dict</text:span> in the IPython Shell to get a sense of how strings can be mapped to integers.</text:p>
      <text:p text:style-name="Text_20_body">By explicitly stating how many possible outputs the hashing function may have, we limit the size of the objects that need to be processed. With these limits known, computation can be made more efficient and we can get results faster, even on large datasets.</text:p>
      <text:p text:style-name="Text_20_body">Using the above information, answer the following:</text:p>
      <text:p text:style-name="Text_20_body">Why is hashing a useful trick?</text:p>
      <text:h text:style-name="Heading_20_5" text:outline-level="5">Instructions</text:h>
      <text:p text:style-name="Text_20_body">50xp</text:p>
      <text:h text:style-name="Heading_20_5" text:outline-level="5">Possible Answers</text:h>
      <text:list xml:id="list2332707692764328935" text:style-name="L7">
        <text:list-item>
          <text:p text:style-name="P24">Hashing isn't useful unless you're working with numbers.</text:p>
          <text:p text:style-name="P24">press </text:p>
        </text:list-item>
        <text:list-item>
          <text:p text:style-name="P24">Some problems are memory-bound and not easily parallelizable, but hashing parallelizes them.</text:p>
          <text:p text:style-name="P24">press </text:p>
        </text:list-item>
        <text:list-item>
          <text:p>Some problems are memory-bound and not easily parallelizable, and hashing enforces a fixed length computation instead of using a mutable datatype (like a dictionary).</text:p>
          <text:p text:style-name="P24">press </text:p>
        </text:list-item>
        <text:list-item>
          <text:p text:style-name="P24">Hashing enforces a mutable length computation instead of using a fixed length datatype, like a dictionary.</text:p>
          <text:p text:style-name="P15">press </text:p>
        </text:list-item>
      </text:list>
      <text:p text:style-name="P40">SOLUTION:</text:p>
      <text:p text:style-name="P41">3<text:span text:style-name="T2">rd</text:span></text:p>
      <text:p text:style-name="Standard">Yes! Enforcing a fixed length can speed up calculations drastically, especially on large datasets!</text:p>
      <text:p text:style-name="Standard"/>
      <text:p text:style-name="P41">&gt;&gt;&gt;&gt;&gt;&gt;&gt;&gt;&gt;&gt;&gt;&gt;&gt;</text:p>
      <text:p text:style-name="P41"/>
      <text:h text:style-name="P2" text:outline-level="1">Implementing the hashing trick in scikit-learn</text:h>
      <text:p text:style-name="Text_20_body">In this exercise you will check out the scikit-learn implementation of <text:span text:style-name="Source_20_Text">HashingVectorizer</text:span> before adding it to your pipeline later.</text:p>
      <text:p text:style-name="Text_20_body">As you saw in the video, <text:span text:style-name="Source_20_Text">HashingVectorizer</text:span> acts just like <text:span text:style-name="Source_20_Text">CountVectorizer</text:span> in that it can accept <text:span text:style-name="Source_20_Text">token_pattern</text:span> and <text:span text:style-name="Source_20_Text">ngram_range</text:span> parameters. The important difference is that it creates hash values from the text, so that we get all the computational advantages of hashing!</text:p>
      <text:h text:style-name="Heading_20_5" text:outline-level="5">Instructions</text:h>
      <text:p text:style-name="Text_20_body">100xp</text:p>
      <text:list xml:id="list7224105092497324445" text:style-name="L11">
        <text:list-item>
          <text:p text:style-name="P25">Import <text:span text:style-name="Source_20_Text">HashingVectorizer</text:span> from <text:span text:style-name="Source_20_Text">sklearn.feature_extraction.text</text:span>. </text:p>
        </text:list-item>
        <text:list-item>
          <text:p text:style-name="P25"><text:soft-page-break/>Instantiate the <text:span text:style-name="Source_20_Text">HashingVectorizer</text:span> as <text:span text:style-name="Source_20_Text">hashing_vec</text:span> using the <text:span text:style-name="Source_20_Text">TOKENS_ALPHANUMERIC</text:span> pattern. </text:p>
        </text:list-item>
        <text:list-item>
          <text:p text:style-name="P25">Fit and transform <text:span text:style-name="Source_20_Text">hashing_vec</text:span> using <text:span text:style-name="Source_20_Text">text_data</text:span>. Save the result as <text:span text:style-name="Source_20_Text">hashed_text</text:span>. </text:p>
        </text:list-item>
        <text:list-item>
          <text:p text:style-name="P16">Hit 'Submit Answer' to see some of the resulting hash value</text:p>
        </text:list-item>
      </text:list>
      <text:p text:style-name="P32"/>
      <text:p text:style-name="P42">&gt;&gt;SOLUTION</text:p>
      <text:p text:style-name="P43"># Import HashingVectorizer</text:p>
      <text:p text:style-name="P43">from sklearn.feature_extraction.text import HashingVectorizer</text:p>
      <text:p text:style-name="P43"/>
      <text:p text:style-name="P43"># Get text data: text_data</text:p>
      <text:p text:style-name="P43">text_data = combine_text_columns(X_train)</text:p>
      <text:p text:style-name="P43"/>
      <text:p text:style-name="P43"># Create the token pattern: TOKENS_ALPHANUMERIC</text:p>
      <text:p text:style-name="P43">TOKENS_ALPHANUMERIC = '[A-Za-z0-9]+(?=\\s+)' </text:p>
      <text:p text:style-name="P43"/>
      <text:p text:style-name="P43"># Instantiate the HashingVectorizer: hashing_vec</text:p>
      <text:p text:style-name="P43">hashing_vec = HashingVectorizer(token_pattern=TOKENS_ALPHANUMERIC)</text:p>
      <text:p text:style-name="P43"/>
      <text:p text:style-name="P43"># Fit and transform the Hashing Vectorizer</text:p>
      <text:p text:style-name="P43">hashed_text = hashing_vec.fit_transform(text_data)</text:p>
      <text:p text:style-name="P43"/>
      <text:p text:style-name="P43"># Create DataFrame and print the head</text:p>
      <text:p text:style-name="P43">hashed_df = pd.DataFrame(hashed_text.data)</text:p>
      <text:p text:style-name="P43">print(hashed_df.head())</text:p>
      <text:p text:style-name="P43"/>
      <text:p text:style-name="P44">&gt;&gt;&gt;&gt;&gt;&gt;&gt;&gt;&gt;&gt;&gt;&gt;&gt;&gt;</text:p>
      <text:h text:style-name="P5" text:outline-level="1">Build the winning model</text:h>
      <text:p text:style-name="Text_20_body">You have arrived! This is where all of your hard work pays off. It's time to build the model that won DrivenData's competition.</text:p>
      <text:p text:style-name="Text_20_body">You've constructed a robust, powerful pipeline capable of processing training <text:span text:style-name="Emphasis">and</text:span> testing data. Now that you understand the data and know all of the tools you need, you can essentially solve the whole problem in a relatively small number of lines of code. Wow!</text:p>
      <text:p text:style-name="Text_20_body">All you need to do is add the <text:span text:style-name="Source_20_Text">HashingVectorizer</text:span> step to the pipeline to replace the <text:span text:style-name="Source_20_Text">CountVectorizer</text:span> step.</text:p>
      <text:p text:style-name="Text_20_body">The parameters <text:span text:style-name="Source_20_Text">non_negative=True</text:span>, <text:span text:style-name="Source_20_Text">norm=None</text:span>, and <text:span text:style-name="Source_20_Text">binary=False</text:span> make the <text:span text:style-name="Source_20_Text">HashingVectorizer</text:span> perform similarly to the default settings on the <text:span text:style-name="Source_20_Text">CountVectorizer</text:span> so you can just replace one with the other.</text:p>
      <text:h text:style-name="Heading_20_5" text:outline-level="5">Instructions</text:h>
      <text:p text:style-name="Text_20_body">100xp</text:p>
      <text:list xml:id="list7640802718770195806" text:style-name="L12">
        <text:list-item>
          <text:p text:style-name="P26">Import <text:span text:style-name="Source_20_Text">HashingVectorizer</text:span> from <text:span text:style-name="Source_20_Text">sklearn.feature_extraction.text</text:span>. </text:p>
        </text:list-item>
        <text:list-item>
          <text:p text:style-name="P26">Add a <text:span text:style-name="Source_20_Text">HashingVectorizer</text:span> step to the pipeline.</text:p>
          <text:list>
            <text:list-item>
              <text:p text:style-name="P26">Name the step <text:span text:style-name="Source_20_Text">'vectorizer'</text:span>. </text:p>
            </text:list-item>
            <text:list-item>
              <text:p text:style-name="P26"><text:soft-page-break/>Use the <text:span text:style-name="Source_20_Text">TOKENS_ALPHANUMERIC</text:span> token pattern. </text:p>
            </text:list-item>
            <text:list-item>
              <text:p text:style-name="P17">Specify the <text:span text:style-name="Source_20_Text">ngram_range</text:span> to be <text:span text:style-name="Source_20_Text">(1, 2</text:span></text:p>
            </text:list-item>
          </text:list>
        </text:list-item>
      </text:list>
      <text:p text:style-name="P45">SOLUTIONS:</text:p>
      <text:p text:style-name="P46"># Import the hashing vectorizer</text:p>
      <text:p text:style-name="P46">from sklearn.feature_extraction.text import HashingVectorizer</text:p>
      <text:p text:style-name="P46"/>
      <text:p text:style-name="P46"># Instantiate the winning model pipeline: pl</text:p>
      <text:p text:style-name="P46">pl = Pipeline([</text:p>
      <text:p text:style-name="P46"><text:s text:c="8"/>('union', FeatureUnion(</text:p>
      <text:p text:style-name="P46"><text:s text:c="12"/>transformer_list = [</text:p>
      <text:p text:style-name="P46"><text:s text:c="16"/>('numeric_features', Pipeline([</text:p>
      <text:p text:style-name="P46"><text:s text:c="20"/>('selector', get_numeric_data),</text:p>
      <text:p text:style-name="P46"><text:s text:c="20"/>('imputer', Imputer())</text:p>
      <text:p text:style-name="P46"><text:s text:c="16"/>])),</text:p>
      <text:p text:style-name="P46"><text:s text:c="16"/>('text_features', Pipeline([</text:p>
      <text:p text:style-name="P46"><text:s text:c="20"/>('selector', get_text_data),</text:p>
      <text:p text:style-name="P46"><text:s text:c="20"/>('vectorizer', HashingVectorizer(token_pattern=TOKENS_ALPHANUMERIC,</text:p>
      <text:p text:style-name="P46"><text:s text:c="53"/>non_negative=True, norm=None, binary=False,</text:p>
      <text:p text:style-name="P46"><text:s text:c="53"/>ngram_range=(1, 2))),</text:p>
      <text:p text:style-name="P46"><text:s text:c="20"/>('dim_red', SelectKBest(chi2, chi_k))</text:p>
      <text:p text:style-name="P46"><text:s text:c="16"/>]))</text:p>
      <text:p text:style-name="P46"><text:s text:c="13"/>]</text:p>
      <text:p text:style-name="P46"><text:s text:c="8"/>)),</text:p>
      <text:p text:style-name="P46"><text:s text:c="8"/>('int', SparseInteractions(degree=2)),</text:p>
      <text:p text:style-name="P46"><text:s text:c="8"/>('scale', MaxAbsScaler()),</text:p>
      <text:p text:style-name="P46"><text:s text:c="8"/>('clf', OneVsRestClassifier(LogisticRegression()))</text:p>
      <text:p text:style-name="P46"><text:s text:c="4"/>])</text:p>
      <text:p text:style-name="P46"/>
      <text:p text:style-name="P46">&gt;&gt;&gt;&gt;&gt;&gt;&gt;&gt;&gt;&gt;&gt;&gt;&gt;&gt;&gt;&gt;&gt;&gt;&gt;&gt;&gt;&gt;&gt;&gt;&gt;&gt;&gt;</text:p>
      <text:h text:style-name="P6" text:outline-level="1">What tactics got the winner the best score?</text:h>
      <text:p text:style-name="Text_20_body">Now you've implemented the winning model from start to finish. If you want to use this model locally, <text:a xlink:type="simple" xlink:href="https://github.com/datacamp/course-resources-ml-with-experts-budgets/blob/master/notebooks/1.0-full-model.ipynb" office:target-frame-name="_blank" xlink:show="new" text:style-name="Internet_20_link" text:visited-style-name="Visited_20_Internet_20_Link">this Jupyter notebook</text:a> contains all the code you've worked so hard on. You can now take that code and build on it!</text:p>
      <text:p text:style-name="Text_20_body">Let's take a moment to reflect on why this model did so well. What tactics got the winner the best score?</text:p>
      <text:h text:style-name="Heading_20_5" text:outline-level="5">Answer the question</text:h>
      <text:p text:style-name="Text_20_body">50xp</text:p>
      <text:h text:style-name="Heading_20_5" text:outline-level="5">Possible Answers</text:h>
      <text:list xml:id="list5334888509897825122" text:style-name="L13">
        <text:list-item>
          <text:p text:style-name="P27">The winner used a 500 layer deep convolutional neural network to master the budget data.</text:p>
          <text:p text:style-name="P27">press </text:p>
        </text:list-item>
        <text:list-item>
          <text:p text:style-name="P27">The winner used an ensemble of many models for classification, taking the best results as predictions.</text:p>
          <text:p text:style-name="P27">press </text:p>
        </text:list-item>
        <text:list-item>
          <text:p text:style-name="P27"><text:soft-page-break/>The winner used skillful NLP, efficient computation, and simple but powerful stats tricks to master the budget data.</text:p>
          <text:p text:style-name="P18">press </text:p>
        </text:list-item>
      </text:list>
      <text:p text:style-name="P47">SOLUTION&gt;</text:p>
      <text:p text:style-name="P48">3</text:p>
      <text:p text:style-name="P48">Yep! Often times simpler is better, and understanding the problem in depth leads to simpler solutions!</text:p>
      <text:p text:style-name="P48"/>
      <text:p text:style-name="P49">&gt;&gt;&gt;&gt;&gt;&gt;&gt;&gt;&gt;&gt;&gt;&gt;&gt;&gt;&gt;&gt;&gt;.</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8:57:17.149117219</meta:creation-date>
    <dc:date>2018-02-22T19:52:04.818159925</dc:date>
    <meta:editing-duration>PT44M24S</meta:editing-duration>
    <meta:editing-cycles>27</meta:editing-cycles>
    <meta:generator>LibreOffice/5.1.6.2$Linux_X86_64 LibreOffice_project/10m0$Build-2</meta:generator>
    <meta:document-statistic meta:table-count="0" meta:image-count="0" meta:object-count="0" meta:page-count="9" meta:paragraph-count="250" meta:word-count="1850" meta:character-count="13877" meta:non-whitespace-character-count="11388"/>
  </office:meta>
</office:document-meta>
</file>